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22mm"/>
    </style:style>
    <style:style style:name="co2" style:family="table-column">
      <style:table-column-properties fo:break-before="auto" style:column-width="133.16mm"/>
    </style:style>
    <style:style style:name="co3" style:family="table-column">
      <style:table-column-properties fo:break-before="auto" style:column-width="258.71mm"/>
    </style:style>
    <style:style style:name="co4" style:family="table-column">
      <style:table-column-properties fo:break-before="auto" style:column-width="118.73mm"/>
    </style:style>
    <style:style style:name="co5" style:family="table-column">
      <style:table-column-properties fo:break-before="auto" style:column-width="91.85mm"/>
    </style:style>
    <style:style style:name="co6" style:family="table-column">
      <style:table-column-properties fo:break-before="auto" style:column-width="243.73mm"/>
    </style:style>
    <style:style style:name="co7" style:family="table-column">
      <style:table-column-properties fo:break-before="auto" style:column-width="244.55mm"/>
    </style:style>
    <style:style style:name="co8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my_20_sheet">
      <style:table-properties table:display="true" style:writing-mode="lr-tb"/>
    </style:style>
    <style:style style:name="ce1" style:family="table-cell" style:parent-style-name="Default">
      <style:text-properties style:font-name="Abyssinica SIL"/>
    </style:style>
    <style:style style:name="ce3" style:family="table-cell" style:parent-style-name="Default">
      <style:text-properties style:font-name="Abyssinica SI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ID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OCIALLI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Lotus Marketing Research Services</text:p>
          </table:table-cell>
          <table:table-cell office:value-type="string" calcext:value-type="string">
            <text:p>["+9122-2595-8242","+9198-3327-9397"]</text:p>
          </table:table-cell>
          <table:table-cell office:value-type="string" calcext:value-type="string">
            <text:p>["info@1lotusresearch.org"]</text:p>
          </table:table-cell>
          <table:table-cell office:value-type="string" calcext:value-type="string">
            <text:p>https://www.1lotus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320, Neptune magnet Mall, Eastern Business District, Mumbai, 400078India</text:p>
          </table:table-cell>
          <table:table-cell office:value-type="string" calcext:value-type="string">
            <text:p>["https://www.facebook.com/1lotusmarketresearch/","https://www.linkedin.com/company/1lotus-marketing-research-service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haya Research</text:p>
          </table:table-cell>
          <table:table-cell office:value-type="string" calcext:value-type="string">
            <text:p>["+86-400-654-6266"]</text:p>
          </table:table-cell>
          <table:table-cell office:value-type="string" calcext:value-type="string">
            <text:p>["inquiry@cathayaresearch.com"]</text:p>
          </table:table-cell>
          <table:table-cell office:value-type="string" calcext:value-type="string">
            <text:p>http://www.cathaya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http://www.cathayaresearch.com101 Li Ze Middle Road, Qiming International Building, FL#12Beijing, 100102Chin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west Video</text:p>
          </table:table-cell>
          <table:table-cell office:value-type="string" calcext:value-type="string">
            <text:p>["(248) 583-3630"]</text:p>
          </table:table-cell>
          <table:table-cell office:value-type="string" calcext:value-type="string">
            <text:p>["jcook@midwestvideo.com"]</text:p>
          </table:table-cell>
          <table:table-cell office:value-type="string" calcext:value-type="string">
            <text:p>http://www.midwestvideo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515 SouterTroy, Michigan, 48083United States of America</text:p>
          </table:table-cell>
          <table:table-cell office:value-type="string" calcext:value-type="string">
            <text:p>["https://www.facebook.com/midwestvideocompany/","https://www.linkedin.com/company/4021381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rcle Research</text:p>
          </table:table-cell>
          <table:table-cell office:value-type="string" calcext:value-type="string">
            <text:p>["+1 646 799 5020"]</text:p>
          </table:table-cell>
          <table:table-cell office:value-type="string" calcext:value-type="string">
            <text:p>["chris.wells@circle-research.com","andrew.dalglish@circle-research.com"]</text:p>
          </table:table-cell>
          <table:table-cell office:value-type="string" calcext:value-type="string">
            <text:p>http://www.circle-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9 Madison AvenueNew York, New York, 10016United States of America</text:p>
          </table:table-cell>
          <table:table-cell office:value-type="string" calcext:value-type="string">
            <text:p>["//twitter.com/circle_research","https://www.facebook.com/b2bmarketresearch","https://www.linkedin.com/company/circle-research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obaLexicon</text:p>
          </table:table-cell>
          <table:table-cell office:value-type="string" calcext:value-type="string">
            <text:p>["+1 312 546 4048","+44 20 3006 2393"]</text:p>
          </table:table-cell>
          <table:table-cell office:value-type="string" calcext:value-type="string">
            <text:p>["quote@globalexicon.com","quote@globalexicon.com","offerte@globalexicon.com","anfrage@globalexicon.com","presupuestos@globalexicon.com"]</text:p>
          </table:table-cell>
          <table:table-cell office:value-type="string" calcext:value-type="string">
            <text:p>http://www.globalexicon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7th Floor20 West Kinzie StreetChicago, Illinois, 60654United States of America</text:p>
          </table:table-cell>
          <table:table-cell office:value-type="string" calcext:value-type="string">
            <text:p>["//twitter.com/GlobaLexicon","https://www.facebook.com/Globalexicon","https://www.linkedin.com/company/globalexicon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stomer Lifecycle, LLC</text:p>
          </table:table-cell>
          <table:table-cell office:value-type="string" calcext:value-type="string">
            <text:p>["(630) 412-8989"]</text:p>
          </table:table-cell>
          <table:table-cell office:value-type="string" calcext:value-type="string">
            <text:p>["kaferenz@customerlifecycle.us"]</text:p>
          </table:table-cell>
          <table:table-cell office:value-type="string" calcext:value-type="string">
            <text:p>http://www.customerlifecycle.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112 W. Boughton Road, #365Bolingbrook, Illinois, 60440United States of America</text:p>
          </table:table-cell>
          <table:table-cell office:value-type="string" calcext:value-type="string">
            <text:p>["https://www.facebook.com/pg/Customer-Lifecycle-LLC-110659108976887/about/","http://www.linkedin.com/company/customer-lifecycle-llc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kas Marketing Research Services</text:p>
          </table:table-cell>
          <table:table-cell office:value-type="string" calcext:value-type="string">
            <text:p>["+612-8415-7400"]</text:p>
          </table:table-cell>
          <table:table-cell office:value-type="string" calcext:value-type="string">
            <text:p>["ross@ekas.com.au"]</text:p>
          </table:table-cell>
          <table:table-cell office:value-type="string" calcext:value-type="string">
            <text:p>http://www.ekas.com.au</text:p>
          </table:table-cell>
          <table:table-cell office:value-type="string" calcext:value-type="string">
            <text:p>["+612-8415-7499"]</text:p>
          </table:table-cell>
          <table:table-cell office:value-type="string" calcext:value-type="string">
            <text:p>116 Alexander StreetCrows Nest NSW, 2065Australia</text:p>
          </table:table-cell>
          <table:table-cell office:value-type="string" calcext:value-type="string">
            <text:p>["https://www.facebook.com/pg/Ekas-Marketing-Research-Services-155304074491103/reviews/","https://www.linkedin.com/company/498214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Fort Lee, NJ</text:p>
          </table:table-cell>
          <table:table-cell office:value-type="string" calcext:value-type="string">
            <text:p>["(201) 585-8200","(877) 993-4353"]</text:p>
          </table:table-cell>
          <table:table-cell office:value-type="string" calcext:value-type="string">
            <text:p>["info@ftlee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201) 585-0096"]</text:p>
          </table:table-cell>
          <table:table-cell office:value-type="string" calcext:value-type="string">
            <text:p>2 Executive DriveSte. #800Fort Lee, New Jersey, 07024United States of America</text:p>
          </table:table-cell>
          <table:table-cell office:value-type="string" calcext:value-type="string">
            <text:p>["https://www.facebook.com/fieldworkftlee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nguage Insight</text:p>
          </table:table-cell>
          <table:table-cell office:value-type="string" calcext:value-type="string">
            <text:p>["+44 1772 252333"]</text:p>
          </table:table-cell>
          <table:table-cell office:value-type="string" calcext:value-type="string">
            <text:p>["info@languageinsight.com","info@languageinsight.com","info@languageinsight.com"]</text:p>
          </table:table-cell>
          <table:table-cell office:value-type="string" calcext:value-type="string">
            <text:p>http://www.languageinsight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450 Lexington AvenueNew York, New York, NY10017United States of America</text:p>
          </table:table-cell>
          <table:table-cell office:value-type="string" calcext:value-type="string">
            <text:p>["https://twitter.com/LanguageInsight","https://www.facebook.com/languageinsight/","https://www.linkedin.com/company/language-insight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Dallas</text:p>
          </table:table-cell>
          <table:table-cell office:value-type="string" calcext:value-type="string">
            <text:p>["(972) 866-5800"]</text:p>
          </table:table-cell>
          <table:table-cell office:value-type="string" calcext:value-type="string">
            <text:p>["info@dallas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972) 866-5801"]</text:p>
          </table:table-cell>
          <table:table-cell office:value-type="string" calcext:value-type="string">
            <text:p>15305 Dallas ParkwaySte. #850Addison, Texas, 75001-4637United States of America</text:p>
          </table:table-cell>
          <table:table-cell office:value-type="string" calcext:value-type="string">
            <text:p>["https://www.facebook.com/fieldworkdallas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rveyHealthcare</text:p>
          </table:table-cell>
          <table:table-cell office:value-type="string" calcext:value-type="string">
            <text:p>["(212) 290-7642"]</text:p>
          </table:table-cell>
          <table:table-cell office:value-type="string" calcext:value-type="string">
            <text:p>["jerry.arbittier@shcuniversal.com","niraj.patel@surveyhealthcare.com","Christina.Pereira@surveyhealthcare.com"]</text:p>
          </table:table-cell>
          <table:table-cell office:value-type="string" calcext:value-type="string">
            <text:p>http://www.SHCuniversal.com</text:p>
          </table:table-cell>
          <table:table-cell office:value-type="string" calcext:value-type="string">
            <text:p>["(888) 254- 3472"]</text:p>
          </table:table-cell>
          <table:table-cell office:value-type="string" calcext:value-type="string">
            <text:p>14 Penn Plaza#1001New York, New York, 10122United States of America</text:p>
          </table:table-cell>
          <table:table-cell office:value-type="string" calcext:value-type="string">
            <text:p>["//twitter.com/SHC_PerfectData","https://www.linkedin.com/company/9468299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inions 4 Good (Op4G)</text:p>
          </table:table-cell>
          <table:table-cell office:value-type="string" calcext:value-type="string">
            <text:p>["(603) 766-5858"]</text:p>
          </table:table-cell>
          <table:table-cell office:value-type="string" calcext:value-type="string">
            <text:p>["support@op4g.com","petea@op4g.com","bids@Op4G.com"]</text:p>
          </table:table-cell>
          <table:table-cell office:value-type="string" calcext:value-type="string">
            <text:p>http://op4g.com</text:p>
          </table:table-cell>
          <table:table-cell office:value-type="string" calcext:value-type="string">
            <text:p>["(603) 433-8708"]</text:p>
          </table:table-cell>
          <table:table-cell office:value-type="string" calcext:value-type="string">
            <text:p>93 Middle StreetPortsmouth, New Hampshire, 03801United States of America</text:p>
          </table:table-cell>
          <table:table-cell office:value-type="string" calcext:value-type="string">
            <text:p>["//twitter.com/Opinions4Good","https://www.facebook.com/Opinions4Good?fref=ts","https://www.linkedin.com/company/1003076?trk=tyah&amp;trkInfo=tarId%3A1412790391230%2Ctas%3AOp4G%2Cidx%3A1-1-1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rity Pharma Research LLC</text:p>
          </table:table-cell>
          <table:table-cell office:value-type="string" calcext:value-type="string">
            <text:p>["864-579-2115","864-208-0078"]</text:p>
          </table:table-cell>
          <table:table-cell office:value-type="string" calcext:value-type="string">
            <text:p>["information@claritypharma.com"]</text:p>
          </table:table-cell>
          <table:table-cell office:value-type="string" calcext:value-type="string">
            <text:p>https://www.claritypharma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https://www.linkedin.com/company/16033950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rget Research Group</text:p>
          </table:table-cell>
          <table:table-cell office:value-type="string" calcext:value-type="string">
            <text:p>["(845) 426-1200"]</text:p>
          </table:table-cell>
          <table:table-cell office:value-type="string" calcext:value-type="string">
            <text:p>["steve.cook@targetresearchgroup.com","larry.herman@targetresearchgroup.com"]</text:p>
          </table:table-cell>
          <table:table-cell office:value-type="string" calcext:value-type="string">
            <text:p>http://www.targetresearchgroup.com</text:p>
          </table:table-cell>
          <table:table-cell office:value-type="string" calcext:value-type="string">
            <text:p>["(845) 426-1218"]</text:p>
          </table:table-cell>
          <table:table-cell office:value-type="string" calcext:value-type="string">
            <text:p>515 Airport Executive ParkNanuet, New York, 10954United States of America</text:p>
          </table:table-cell>
          <table:table-cell office:value-type="string" calcext:value-type="string">
            <text:p>["//twitter.com/targetresearchg","https://www.facebook.com/pages/Target-Research-Group/165431583483113","https://www.linkedin.com/company/target-research-group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DCC Global Data Collection Company</text:p>
          </table:table-cell>
          <table:table-cell office:value-type="string" calcext:value-type="string">
            <text:p>["+311-0300-3003"]</text:p>
          </table:table-cell>
          <table:table-cell office:value-type="string" calcext:value-type="string">
            <text:p>["sales@gdcc.com"]</text:p>
          </table:table-cell>
          <table:table-cell office:value-type="string" calcext:value-type="string">
            <text:p>http://www.gdcc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onradstraat 18Rotterdam, 3013APThe Netherlands</text:p>
          </table:table-cell>
          <table:table-cell office:value-type="string" calcext:value-type="string">
            <text:p>["https://www.facebook.com/globaldatacollectioncompany","https://www.linkedin.com/company/461103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ox Pops International</text:p>
          </table:table-cell>
          <table:table-cell office:value-type="string" calcext:value-type="string">
            <text:p>["02087868855","44 208 224 5855"]</text:p>
          </table:table-cell>
          <table:table-cell office:value-type="string" calcext:value-type="string">
            <text:p>["enquiry@voxpops.com"]</text:p>
          </table:table-cell>
          <table:table-cell office:value-type="string" calcext:value-type="string">
            <text:p>http://www.voxpop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www.voxpops.comFitzallan House70 High STreetEwell, KT17 1RQUnited Kingdom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Network</text:p>
          </table:table-cell>
          <table:table-cell office:value-type="string" calcext:value-type="string">
            <text:p>["(800) TO-FIELD","(800) 863-4353"]</text:p>
          </table:table-cell>
          <table:table-cell office:value-type="string" calcext:value-type="string">
            <text:p>["info@network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312) 240-9501"]</text:p>
          </table:table-cell>
          <table:table-cell office:value-type="string" calcext:value-type="string">
            <text:p>111 E. Wacker DriveSuite 220Chicago, Illinois, 60601United States of America</text:p>
          </table:table-cell>
          <table:table-cell office:value-type="string" calcext:value-type="string">
            <text:p>["https://www.facebook.com/Fieldwork-Inc-70025338776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quest USA</text:p>
          </table:table-cell>
          <table:table-cell office:value-type="string" calcext:value-type="string">
            <text:p>["(267) 538-0878"]</text:p>
          </table:table-cell>
          <table:table-cell office:value-type="string" calcext:value-type="string">
            <text:p>["americas@netquest.com","americas@netquest.com"]</text:p>
          </table:table-cell>
          <table:table-cell office:value-type="string" calcext:value-type="string">
            <text:p>http://www.netquest.com/online-surveys-investig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902 Broadway19th FloorPhiladelphia, Pennsylvania, 10010United States of America</text:p>
          </table:table-cell>
          <table:table-cell office:value-type="string" calcext:value-type="string">
            <text:p>["//twitter.com/@netquest","https://www.linkedin.com/company/netquest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See</text:p>
          </table:table-cell>
          <table:table-cell office:value-type="string" calcext:value-type="string">
            <text:p>["+1 917 960 6255"]</text:p>
          </table:table-cell>
          <table:table-cell office:value-type="string" calcext:value-type="string">
            <text:p>["info@eyesee-research.com","info@eyesee-research.com"]</text:p>
          </table:table-cell>
          <table:table-cell office:value-type="string" calcext:value-type="string">
            <text:p>http://www.eyesee-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ranklin Rooseveltlaan 349/B.71, </text:p>
            <text:p>9000Ghent, New York, 75008United States of America</text:p>
          </table:table-cell>
          <table:table-cell office:value-type="string" calcext:value-type="string">
            <text:p>["//twitter.com/EyeSee_research","https://www.facebook.com/EyeSee.Research?fref=ts","https://www.linkedin.com/company/2597986?trk=prof-exp-company-nam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ynergia</text:p>
          </table:table-cell>
          <table:table-cell office:value-type="string" calcext:value-type="string">
            <text:p>["(214) 324-2828"]</text:p>
          </table:table-cell>
          <table:table-cell office:value-type="string" calcext:value-type="string">
            <text:p>["info@synergiaresearch.com"]</text:p>
          </table:table-cell>
          <table:table-cell office:value-type="string" calcext:value-type="string">
            <text:p>http://www.synergiaresearch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https://www.facebook.com/synergiamulti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IM</text:p>
          </table:table-cell>
          <table:table-cell office:value-type="string" calcext:value-type="string">
            <text:p>["+31 10 282 3559"]</text:p>
          </table:table-cell>
          <table:table-cell office:value-type="string" calcext:value-type="string">
            <text:p>["infous@skimgroup.com","info@skimgroup.com","infous@skimgroup.com","infous@skimgroup.com","info@skimgroup.com","info@skimgroup.com","info@skimgroup.com","info@skimgroup.com"]</text:p>
          </table:table-cell>
          <table:table-cell office:value-type="string" calcext:value-type="string">
            <text:p>www.skimgroup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//twitter.com/skimgroup","https://www.facebook.com/SKIMgroup","http://www.linkedin.com/company/skim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nsanalysis</text:p>
          </table:table-cell>
          <table:table-cell office:value-type="string" calcext:value-type="string">
            <text:p>["(917) 743-4240","+1 646-469-2665"]</text:p>
          </table:table-cell>
          <table:table-cell office:value-type="string" calcext:value-type="string">
            <text:p>["laura.finkelstein@sensanalysis.com"]</text:p>
          </table:table-cell>
          <table:table-cell office:value-type="string" calcext:value-type="string">
            <text:p>http://www.sensanalysi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CE78D0B-D589-4D20-99DB-8771CD50BB42New York, 10111Germany</text:p>
          </table:table-cell>
          <table:table-cell office:value-type="string" calcext:value-type="string">
            <text:p>["//twitter.com/Sensanalysis","https://www.facebook.com/sensanalysis","https://www.linkedin.com/company/scentanalysi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et Latino Market Intelligence, Inc.</text:p>
          </table:table-cell>
          <table:table-cell office:value-type="string" calcext:value-type="string">
            <text:p>["(305) 724-3826"]</text:p>
          </table:table-cell>
          <table:table-cell office:value-type="string" calcext:value-type="string">
            <text:p>["latinoplanet@aol.com"]</text:p>
          </table:table-cell>
          <table:table-cell office:value-type="string" calcext:value-type="string">
            <text:p>http://www.marketplanetlatino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415 Magnolia DriveNorth Miami, Florida, 33181-2222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earworks</text:p>
          </table:table-cell>
          <table:table-cell office:value-type="string" calcext:value-type="string">
            <text:p>["(888) 769-3807"]</text:p>
          </table:table-cell>
          <table:table-cell office:value-type="string" calcext:value-type="string">
            <text:p>["noel@clearworks.net"]</text:p>
          </table:table-cell>
          <table:table-cell office:value-type="string" calcext:value-type="string">
            <text:p>http://www.clearworks.net</text:p>
          </table:table-cell>
          <table:table-cell office:value-type="string" calcext:value-type="string">
            <text:p>["(415) 354-3463"]</text:p>
          </table:table-cell>
          <table:table-cell office:value-type="string" calcext:value-type="string">
            <text:p>3020 Pine StreetSan Francisco, California, 94115United States of America</text:p>
          </table:table-cell>
          <table:table-cell office:value-type="string" calcext:value-type="string">
            <text:p>["//twitter.com/Clearworks","https://www.linkedin.com/company/clearwork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edBack Marketing Research</text:p>
          </table:table-cell>
          <table:table-cell office:value-type="string" calcext:value-type="string">
            <text:p>["0097165747979"]</text:p>
          </table:table-cell>
          <table:table-cell office:value-type="string" calcext:value-type="string">
            <text:p>["info@feedbackme.com","info@feedbackme.com","info@feedbackme.com","info@feedbackme.com"]</text:p>
          </table:table-cell>
          <table:table-cell office:value-type="string" calcext:value-type="string">
            <text:p>http://www.feedbackme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nd Floor, Corniche Plaza 1Buhairah Corniche, SharjahSharjah, 29663United Arab Emirates</text:p>
          </table:table-cell>
          <table:table-cell office:value-type="string" calcext:value-type="string">
            <text:p>["https://twitter.com/FeedBackMRX","https://www.facebook.com/feedbackmena/","https://www.linkedin.com/company/499937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SA Research and Consulting Group GmbH</text:p>
          </table:table-cell>
          <table:table-cell office:value-type="string" calcext:value-type="string">
            <text:p>["+49 (0) 211 163 80 482"]</text:p>
          </table:table-cell>
          <table:table-cell office:value-type="string" calcext:value-type="string">
            <text:p>["info@gsa-research.com"]</text:p>
          </table:table-cell>
          <table:table-cell office:value-type="string" calcext:value-type="string">
            <text:p>http://www.gsa-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Königsallee 2bDusseldorf/ NRW, 40212Germany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up Dynamics In Focus</text:p>
          </table:table-cell>
          <table:table-cell office:value-type="string" calcext:value-type="string">
            <text:p>["(866) 221-2038","(610) 668-8535"]</text:p>
          </table:table-cell>
          <table:table-cell office:value-type="string" calcext:value-type="string">
            <text:p>["sales@groupdynamics.com"]</text:p>
          </table:table-cell>
          <table:table-cell office:value-type="string" calcext:value-type="string">
            <text:p>http://www.groupdynamics.com</text:p>
          </table:table-cell>
          <table:table-cell office:value-type="string" calcext:value-type="string">
            <text:p>["(610) 668-2072"]</text:p>
          </table:table-cell>
          <table:table-cell office:value-type="string" calcext:value-type="string">
            <text:p>555 City <text:s/>Avenue6th FloorBala Cynwyd, Pennsylvania, 19004United States of America</text:p>
          </table:table-cell>
          <table:table-cell office:value-type="string" calcext:value-type="string">
            <text:p>["//twitter.com/GRPDynamics","https://facebook.com/GroupDynamicsinFocus","http://www.linkedin.com/company/group-dynamics-in-focu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e Market Intelligence Inc</text:p>
          </table:table-cell>
          <table:table-cell office:value-type="string" calcext:value-type="string">
            <text:p>["+1 631 594 3999"]</text:p>
          </table:table-cell>
          <table:table-cell office:value-type="string" calcext:value-type="string">
            <text:p>["mailbox@aseresearch.com","mailbox@aseresearch.com"]</text:p>
          </table:table-cell>
          <table:table-cell office:value-type="string" calcext:value-type="string">
            <text:p>http://www.ase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5 West Montauk HwyHampton Bays, New York, NY 11946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 market research</text:p>
          </table:table-cell>
          <table:table-cell office:value-type="string" calcext:value-type="string">
            <text:p>["0097144471540"]</text:p>
          </table:table-cell>
          <table:table-cell office:value-type="string" calcext:value-type="string">
            <text:p>["info@42mr.com"]</text:p>
          </table:table-cell>
          <table:table-cell office:value-type="string" calcext:value-type="string">
            <text:p>http://www.42mr.com</text:p>
          </table:table-cell>
          <table:table-cell office:value-type="string" calcext:value-type="string">
            <text:p>["0097144471542"]</text:p>
          </table:table-cell>
          <table:table-cell office:value-type="string" calcext:value-type="string">
            <text:p>Office 406, BB2 TowerMazaya Business AvenueDubai, 211791United Arab Emirates</text:p>
          </table:table-cell>
          <table:table-cell office:value-type="string" calcext:value-type="string">
            <text:p>["//twitter.com/42mr","https://www.facebook.com/permalink.php?story_fbid=289553631055132&amp;id=122759494469505","https://www.linkedin.com/company/42-market-research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I Research</text:p>
          </table:table-cell>
          <table:table-cell office:value-type="string" calcext:value-type="string">
            <text:p>["Tel. +34 934 155 228","(+34) 914 458 877"]</text:p>
          </table:table-cell>
          <table:table-cell office:value-type="string" calcext:value-type="string">
            <text:p>["info@bdiresearch.com"]</text:p>
          </table:table-cell>
          <table:table-cell office:value-type="string" calcext:value-type="string">
            <text:p>http://www.bdi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Velázquez 30, 1st floor, left door Madrid, 28010Spain</text:p>
          </table:table-cell>
          <table:table-cell office:value-type="string" calcext:value-type="string">
            <text:p>["//twitter.com/@bdiresearch","https://www.linkedin.com/company/5029010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ce Doctors Ltd</text:p>
          </table:table-cell>
          <table:table-cell office:value-type="string" calcext:value-type="string">
            <text:p>["0044 1273 710 105"]</text:p>
          </table:table-cell>
          <table:table-cell office:value-type="string" calcext:value-type="string">
            <text:p>["contact@space-doctors.com","g.lewis@space-doctors.com"]</text:p>
          </table:table-cell>
          <table:table-cell office:value-type="string" calcext:value-type="string">
            <text:p>http://www.space-doctor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6 Wilbury GroveBrighton, BN3 3JQUnited Kingdom</text:p>
          </table:table-cell>
          <table:table-cell office:value-type="string" calcext:value-type="string">
            <text:p>["//twitter.com/spacedoctorsltd","https://www.linkedin.com/company/space-doctor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curate Market Research, SA de CV</text:p>
          </table:table-cell>
          <table:table-cell office:value-type="string" calcext:value-type="string">
            <text:p>["(561) 558-8393 USA","+5255-8421-8949 Mexico"]</text:p>
          </table:table-cell>
          <table:table-cell office:value-type="string" calcext:value-type="string">
            <text:p>["info@amr-int.com","info@amr-int.com"]</text:p>
          </table:table-cell>
          <table:table-cell office:value-type="string" calcext:value-type="string">
            <text:p>http://www.amr-int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orcuato Tasso 245 Piso 7Col. PolancoMexico City, CP 06500Mexico</text:p>
          </table:table-cell>
          <table:table-cell office:value-type="string" calcext:value-type="string">
            <text:p>["https://www.facebook.com/accuratemarketresearchSA/","https://www.linkedin.com/company/1375822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isa Research Group</text:p>
          </table:table-cell>
          <table:table-cell office:value-type="string" calcext:value-type="string">
            <text:p>["(305) 647-0930","(877) 333-7939"]</text:p>
          </table:table-cell>
          <table:table-cell office:value-type="string" calcext:value-type="string">
            <text:p>["mia@asisaresearch.com","contact@asisaresearch.com"]</text:p>
          </table:table-cell>
          <table:table-cell office:value-type="string" calcext:value-type="string">
            <text:p>http://www.asisaresearch.com</text:p>
          </table:table-cell>
          <table:table-cell office:value-type="string" calcext:value-type="string">
            <text:p>["(786) 221-0571"]</text:p>
          </table:table-cell>
          <table:table-cell office:value-type="string" calcext:value-type="string">
            <text:p>66 West Flagler12th FloorMiami, Florida, 33130United States of America</text:p>
          </table:table-cell>
          <table:table-cell office:value-type="string" calcext:value-type="string">
            <text:p>["//twitter.com/asisaresearch","https://www.facebook.com/asisaresearch","https://www.linkedin.com/company/asisa-research-group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elton Global</text:p>
          </table:table-cell>
          <table:table-cell office:value-type="string" calcext:value-type="string">
            <text:p>["1-310-479-4040","212-838-7698"]</text:p>
          </table:table-cell>
          <table:table-cell office:value-type="string" calcext:value-type="string">
            <text:p>["contact@keltonglobal.com","contact@keltonglobal.com","contact@keltonglobal.com"]</text:p>
          </table:table-cell>
          <table:table-cell office:value-type="string" calcext:value-type="string">
            <text:p>http://keltonglobal.com/</text:p>
          </table:table-cell>
          <table:table-cell office:value-type="string" calcext:value-type="string">
            <text:p>["310-815-8109"]</text:p>
          </table:table-cell>
          <table:table-cell office:value-type="string" calcext:value-type="string">
            <text:p>12121 Bluff Creek DriveLos Angeles, California, 90094United States of America</text:p>
          </table:table-cell>
          <table:table-cell office:value-type="string" calcext:value-type="string">
            <text:p>["//twitter.com/Kelton_Global","https://www.facebook.com/pages/Kelton/313467722048340","https://www.linkedin.com/company/40645?goback=%2Efcs_GLHD_kelton_false_*2_*2_*2_*2_*2_*2_*2_*2_*2_*2_*2_*2&amp;trk=ncsrch_hit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R - Advanced Market Research GmbH</text:p>
          </table:table-cell>
          <table:table-cell office:value-type="string" calcext:value-type="string">
            <text:p>["+49-2118-65870"]</text:p>
          </table:table-cell>
          <table:table-cell office:value-type="string" calcext:value-type="string">
            <text:p>["info@amr-research.com"]</text:p>
          </table:table-cell>
          <table:table-cell office:value-type="string" calcext:value-type="string">
            <text:p>http://www.amr-research.com</text:p>
          </table:table-cell>
          <table:table-cell office:value-type="string" calcext:value-type="string">
            <text:p>["+49-2118-658715"]</text:p>
          </table:table-cell>
          <table:table-cell office:value-type="string" calcext:value-type="string">
            <text:p>Poststrasse 7D-40213 Duesseldorf, 40213Germany</text:p>
          </table:table-cell>
          <table:table-cell office:value-type="string" calcext:value-type="string">
            <text:p>["https://www.facebook.com/AMR-Advanced-Market-Research-GmbH-152914324834256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 GLOBAL, LLC</text:p>
          </table:table-cell>
          <table:table-cell office:value-type="string" calcext:value-type="string">
            <text:p>["(718) 623-2266","6467850733"]</text:p>
          </table:table-cell>
          <table:table-cell office:value-type="string" calcext:value-type="string">
            <text:p>["main@gcglobalresearch.com"]</text:p>
          </table:table-cell>
          <table:table-cell office:value-type="string" calcext:value-type="string">
            <text:p>http://www.gcglobalresearch.com</text:p>
          </table:table-cell>
          <table:table-cell office:value-type="string" calcext:value-type="string">
            <text:p>["(718) 623-2277"]</text:p>
          </table:table-cell>
          <table:table-cell office:value-type="string" calcext:value-type="string">
            <text:p>118 8th AvenueSuite 11CBrooklyn, New York, 11215United States of America</text:p>
          </table:table-cell>
          <table:table-cell office:value-type="string" calcext:value-type="string">
            <text:p>["https://www.facebook.com/pages/Gc-Global/163503710335936","https://www.linkedin.com/company/1924882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gica Research (formerly Koski Research)</text:p>
          </table:table-cell>
          <table:table-cell office:value-type="string" calcext:value-type="string">
            <text:p>["415-334-3400"]</text:p>
          </table:table-cell>
          <table:table-cell office:value-type="string" calcext:value-type="string">
            <text:p>["engage@logicaresearch.com"]</text:p>
          </table:table-cell>
          <table:table-cell office:value-type="string" calcext:value-type="string">
            <text:p>http://www.logica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 Joost AvenueSuite 301San Francisco, California, 94131United States of America</text:p>
          </table:table-cell>
          <table:table-cell office:value-type="string" calcext:value-type="string">
            <text:p>["https://twitter.com/koskiresearch?lang=en","https://www.linkedin.com/in/lilah-koski-104a86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 Metrics</text:p>
          </table:table-cell>
          <table:table-cell office:value-type="string" calcext:value-type="string">
            <text:p>["914.455.3602","914.455.3603"]</text:p>
          </table:table-cell>
          <table:table-cell office:value-type="string" calcext:value-type="string">
            <text:p>["jguttormsen@gcmetrics.com"]</text:p>
          </table:table-cell>
          <table:table-cell office:value-type="string" calcext:value-type="string">
            <text:p>http://www.gcmetrics.com</text:p>
          </table:table-cell>
          <table:table-cell office:value-type="string" calcext:value-type="string">
            <text:p>["914.455.3601"]</text:p>
          </table:table-cell>
          <table:table-cell office:value-type="string" calcext:value-type="string">
            <text:p>334 Underhill AveBuilding 4Yorktown Heights, New York, 10598United States of America</text:p>
          </table:table-cell>
          <table:table-cell office:value-type="string" calcext:value-type="string">
            <text:p>["//twitter.com/GCMetrics","https://www.facebook.com/pages/GC-Metrics/171106952945005","https://www.linkedin.com/company/gc-metrics?trk=top_nav_hom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Phoenix</text:p>
          </table:table-cell>
          <table:table-cell office:value-type="string" calcext:value-type="string">
            <text:p>["(602) 438-2800"]</text:p>
          </table:table-cell>
          <table:table-cell office:value-type="string" calcext:value-type="string">
            <text:p>["info@phoenix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602) 438-8555"]</text:p>
          </table:table-cell>
          <table:table-cell office:value-type="string" calcext:value-type="string">
            <text:p>7776 S. Pointe Parkway WestSuite 290Phoenix, Arizona, 85044United States of America</text:p>
          </table:table-cell>
          <table:table-cell office:value-type="string" calcext:value-type="string">
            <text:p>["https://www.facebook.com/fieldwork.phoenix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t Xcel Data Matrix Pvt Ltd</text:p>
          </table:table-cell>
          <table:table-cell office:value-type="string" calcext:value-type="string">
            <text:p>["+9111-4234-3510","+9111-42343501"]</text:p>
          </table:table-cell>
          <table:table-cell office:value-type="string" calcext:value-type="string">
            <text:p>["info@market-xcel.com"]</text:p>
          </table:table-cell>
          <table:table-cell office:value-type="string" calcext:value-type="string">
            <text:p>http://www.market-xcel.com</text:p>
          </table:table-cell>
          <table:table-cell office:value-type="string" calcext:value-type="string">
            <text:p>["+9111-4132-5150"]</text:p>
          </table:table-cell>
          <table:table-cell office:value-type="string" calcext:value-type="string">
            <text:p>16, Sant NagarEast of KailashNew Delhi, 110065India</text:p>
          </table:table-cell>
          <table:table-cell office:value-type="string" calcext:value-type="string">
            <text:p>["//twitter.com/@marletxcel","https://www.facebook.com/marketxceldatamatrix/","https://www.linkedin.com/company/145741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opos Insight Group (Europe)</text:p>
          </table:table-cell>
          <table:table-cell office:value-type="string" calcext:value-type="string">
            <text:p>["+44 (0)2079538359","+44 (0)1279821612"]</text:p>
          </table:table-cell>
          <table:table-cell office:value-type="string" calcext:value-type="string">
            <text:p>["ask@skopos.london"]</text:p>
          </table:table-cell>
          <table:table-cell office:value-type="string" calcext:value-type="string">
            <text:p>http://www.Skopos.Lond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deavour House, Coopers End RoadLondon Stansted AirportEssex, CM24 1ALUnited Kingdom</text:p>
          </table:table-cell>
          <table:table-cell office:value-type="string" calcext:value-type="string">
            <text:p>["//twitter.com/SkoposLondon","https://www.linkedin.com/company/skopos-london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B International</text:p>
          </table:table-cell>
          <table:table-cell office:value-type="string" calcext:value-type="string">
            <text:p>["+1 914-761-1909"]</text:p>
          </table:table-cell>
          <table:table-cell office:value-type="string" calcext:value-type="string">
            <text:p>["newyork@b2binternational.com","info@b2binternational.com","info@b2binternational.com","chicago@b2binternational.com","beijing@b2binternational.com","shanghai@b2binternational.com","duesseldorf@b2binternational.com"]</text:p>
          </table:table-cell>
          <table:table-cell office:value-type="string" calcext:value-type="string">
            <text:p>http://www.b2binternationalusa.com</text:p>
          </table:table-cell>
          <table:table-cell office:value-type="string" calcext:value-type="string">
            <text:p>["(914) 761-1503"]</text:p>
          </table:table-cell>
          <table:table-cell office:value-type="string" calcext:value-type="string">
            <text:p>707 Westchester AvenueWhite Plains, New York, 10604United States of America</text:p>
          </table:table-cell>
          <table:table-cell office:value-type="string" calcext:value-type="string">
            <text:p>["//twitter.com/B2B_Insight","https://www.facebook.com/B2BFieldwork/","https://www.linkedin.com/company/b2b-international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MO Research</text:p>
          </table:table-cell>
          <table:table-cell office:value-type="string" calcext:value-type="string">
            <text:p>["+813 5456 3244"]</text:p>
          </table:table-cell>
          <table:table-cell office:value-type="string" calcext:value-type="string">
            <text:p>["request@gmo-research.jp","allen.chow@gmo-e-lab.com","anupam.kaul@gmo-research.jp","chris.loh@gmo-research.jp","cheemeng.liong@gmo-research.jp"]</text:p>
          </table:table-cell>
          <table:table-cell office:value-type="string" calcext:value-type="string">
            <text:p>https://gmo-research.com/?utm_source=GB&amp;utm_medium=directory</text:p>
          </table:table-cell>
          <table:table-cell office:value-type="string" calcext:value-type="string">
            <text:p>["+813 5459 5564"]</text:p>
          </table:table-cell>
          <table:table-cell office:value-type="string" calcext:value-type="string">
            <text:p>Cerulean Tower26-1 Sakuragaoka-cho, Shibuya-kuTokyo, 150-8512Japan</text:p>
          </table:table-cell>
          <table:table-cell office:value-type="string" calcext:value-type="string">
            <text:p>["//twitter.com/GMOResearch","https://www.linkedin.com/company/gmo research inc ?trk=top_nav_hom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udos Research</text:p>
          </table:table-cell>
          <table:table-cell office:value-type="string" calcext:value-type="string">
            <text:p>["+4420-7490-7888"]</text:p>
          </table:table-cell>
          <table:table-cell office:value-type="string" calcext:value-type="string">
            <text:p>["info@kudosresearch.com"]</text:p>
          </table:table-cell>
          <table:table-cell office:value-type="string" calcext:value-type="string">
            <text:p>http://www.kudosresearch.com</text:p>
          </table:table-cell>
          <table:table-cell office:value-type="string" calcext:value-type="string">
            <text:p>["+4420-7665-3210"]</text:p>
          </table:table-cell>
          <table:table-cell office:value-type="string" calcext:value-type="string">
            <text:p>4 Cam RoadLondon, E15 2SNUnited Kingdom</text:p>
          </table:table-cell>
          <table:table-cell office:value-type="string" calcext:value-type="string">
            <text:p>["//twitter.com/kudosresearch","https://www.linkedin.com/company/kudos-research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e Market Intelligence Limited</text:p>
          </table:table-cell>
          <table:table-cell office:value-type="string" calcext:value-type="string">
            <text:p>["+4420-7580-7757"]</text:p>
          </table:table-cell>
          <table:table-cell office:value-type="string" calcext:value-type="string">
            <text:p>["mailbox@aseresearch.com","mailbox@aseresearch.com"]</text:p>
          </table:table-cell>
          <table:table-cell office:value-type="string" calcext:value-type="string">
            <text:p>http://www.ase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3 CornhillLondon, EC3V 3QQUnited Kingdom</text:p>
          </table:table-cell>
          <table:table-cell office:value-type="string" calcext:value-type="string">
            <text:p>["https://www.linkedin.com/company/21943293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rylytics</text:p>
          </table:table-cell>
          <table:table-cell office:value-type="string" calcext:value-type="string">
            <text:p>["416-799-6858"]</text:p>
          </table:table-cell>
          <table:table-cell office:value-type="string" calcext:value-type="string">
            <text:p>["talk@sprylytics.com"]</text:p>
          </table:table-cell>
          <table:table-cell office:value-type="string" calcext:value-type="string">
            <text:p>http://www.sprylytic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7 Huntley St.Suite 2514Toronto, Ontario, M4Y 2P3Canada</text:p>
          </table:table-cell>
          <table:table-cell office:value-type="string" calcext:value-type="string">
            <text:p>["https://www.linkedin.com/company/22307515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nected Research &amp; Consulting, LLC</text:p>
          </table:table-cell>
          <table:table-cell office:value-type="string" calcext:value-type="string">
            <text:p>["5614194949"]</text:p>
          </table:table-cell>
          <table:table-cell office:value-type="string" calcext:value-type="string">
            <text:p>["marcie@connectedrc.com"]</text:p>
          </table:table-cell>
          <table:table-cell office:value-type="string" calcext:value-type="string">
            <text:p>http://www.connectedRC.com</text:p>
          </table:table-cell>
          <table:table-cell office:value-type="string" calcext:value-type="string">
            <text:p>["844-401-4400"]</text:p>
          </table:table-cell>
          <table:table-cell office:value-type="string" calcext:value-type="string">
            <text:p>8282 Summersong TerraceBoca Raton, Florida, 33496United States of America</text:p>
          </table:table-cell>
          <table:table-cell office:value-type="string" calcext:value-type="string">
            <text:p>["//twitter.com/ConnectedRes","https://www.facebook.com/connectedrc/","https://www.linkedin.com/company/7945757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S International Research</text:p>
          </table:table-cell>
          <table:table-cell office:value-type="string" calcext:value-type="string">
            <text:p>["(212) 505-6805"]</text:p>
          </table:table-cell>
          <table:table-cell office:value-type="string" calcext:value-type="string">
            <text:p>["research@sisinternational.com","researchemea@sisinternational.com","research@sisinternational.com","research@sisinternational.com","research@sisinternational.com","research@sisinternational.com","sisgermany@sisinternational.com","sisapac@sisinternational.com","research@sisinternational.com","sissea@sisinternational.com","research@sisinternational.com"]</text:p>
          </table:table-cell>
          <table:table-cell office:value-type="string" calcext:value-type="string">
            <text:p>http://www.sisinternational.com</text:p>
          </table:table-cell>
          <table:table-cell office:value-type="string" calcext:value-type="string">
            <text:p>["(212) 505-0284"]</text:p>
          </table:table-cell>
          <table:table-cell office:value-type="string" calcext:value-type="string">
            <text:p>11 East 22nd Street2nd FloorNew York, New York, 10010United States of America</text:p>
          </table:table-cell>
          <table:table-cell office:value-type="string" calcext:value-type="string">
            <text:p>["//twitter.com/SISIntlResearch","https://www.facebook.com/pages/SIS-International-Research/14694159087","http://www.linkedin.com/company/sis-international-research?trk=null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vicom Marketing Research Services</text:p>
          </table:table-cell>
          <table:table-cell office:value-type="string" calcext:value-type="string">
            <text:p>["(203) 413-2423"]</text:p>
          </table:table-cell>
          <table:table-cell office:value-type="string" calcext:value-type="string">
            <text:p>["inquire@civi.com","inquire@civi.com","inquire@civi.com"]</text:p>
          </table:table-cell>
          <table:table-cell office:value-type="string" calcext:value-type="string">
            <text:p>https://www.civicommr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.O. Box 4689Greenwich, Connecticut, 06831United States of America</text:p>
          </table:table-cell>
          <table:table-cell office:value-type="string" calcext:value-type="string">
            <text:p>["//twitter.com/CivicomMRS","https://www.facebook.com/CivicomMRS","https://www.linkedin.com/company/civicom-mrs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latoro Research LLC</text:p>
          </table:table-cell>
          <table:table-cell office:value-type="string" calcext:value-type="string">
            <text:p>["3107454073"]</text:p>
          </table:table-cell>
          <table:table-cell office:value-type="string" calcext:value-type="string">
            <text:p>["info@villatororesearch.com"]</text:p>
          </table:table-cell>
          <table:table-cell office:value-type="string" calcext:value-type="string">
            <text:p>http://www.villatororesearch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//twitter.com/VillatoroRes","https://www.linkedin.com/company/2524879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ter-View Partners (IVP)</text:p>
          </table:table-cell>
          <table:table-cell office:value-type="string" calcext:value-type="string">
            <text:p>["see contacts tab"]</text:p>
          </table:table-cell>
          <table:table-cell office:value-type="string" calcext:value-type="string">
            <text:p>["info@interviewpartners.com"]</text:p>
          </table:table-cell>
          <table:table-cell office:value-type="string" calcext:value-type="string">
            <text:p>http://interviewpartners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https://www.linkedin.com/company/ivp--latina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lia Research</text:p>
          </table:table-cell>
          <table:table-cell office:value-type="string" calcext:value-type="string">
            <text:p>["+49(0) 30 695 67 373"]</text:p>
          </table:table-cell>
          <table:table-cell office:value-type="string" calcext:value-type="string">
            <text:p>["contact@daliaresearch.com"]</text:p>
          </table:table-cell>
          <table:table-cell office:value-type="string" calcext:value-type="string">
            <text:p>http://www.dalia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obeckstraße 30/35Entrance H, Second FloorBerlin, 10969Germany</text:p>
          </table:table-cell>
          <table:table-cell office:value-type="string" calcext:value-type="string">
            <text:p>["//twitter.com/DaliaResearch","https://www.facebook.com/DaliaResearch/","https://www.linkedin.com/company/3311135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laborative Marketing Research</text:p>
          </table:table-cell>
          <table:table-cell office:value-type="string" calcext:value-type="string">
            <text:p>["215.570.0552","215.971.5757"]</text:p>
          </table:table-cell>
          <table:table-cell office:value-type="string" calcext:value-type="string">
            <text:p>["dmoore@colmares.com"]</text:p>
          </table:table-cell>
          <table:table-cell office:value-type="string" calcext:value-type="string">
            <text:p>http://www.colmare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27 Walnut StJenktintownJenktintown, Pennsylvania, 19046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guiSearch</text:p>
          </table:table-cell>
          <table:table-cell office:value-type="string" calcext:value-type="string">
            <text:p>["(215) 923-5287","2679182751"]</text:p>
          </table:table-cell>
          <table:table-cell office:value-type="string" calcext:value-type="string">
            <text:p>["info@linguisearch.com"]</text:p>
          </table:table-cell>
          <table:table-cell office:value-type="string" calcext:value-type="string">
            <text:p>http://www.lingui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http://www.linguisearch.comThe Philadelphia Building1315 Walnut Street, Suite 1132Philadelphia, Pennsylvania, 19107-4726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kora &amp; Associates</text:p>
          </table:table-cell>
          <table:table-cell office:value-type="string" calcext:value-type="string">
            <text:p>["206-384-1945","2063841945"]</text:p>
          </table:table-cell>
          <table:table-cell office:value-type="string" calcext:value-type="string">
            <text:p>["linda@sikora-associates.net"]</text:p>
          </table:table-cell>
          <table:table-cell office:value-type="string" calcext:value-type="string">
            <text:p>http://www.sikora-associates.n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.O. Box 18376Seattle, Washington, 98118United States of America</text:p>
          </table:table-cell>
          <table:table-cell office:value-type="string" calcext:value-type="string">
            <text:p>["https://www.facebook.com/pages/Sikora-Associates/116621705065802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ner Insights</text:p>
          </table:table-cell>
          <table:table-cell office:value-type="string" calcext:value-type="string">
            <text:p>["347-947-2043 ext 700"]</text:p>
          </table:table-cell>
          <table:table-cell office:value-type="string" calcext:value-type="string">
            <text:p>["david@warnerinsights.com"]</text:p>
          </table:table-cell>
          <table:table-cell office:value-type="string" calcext:value-type="string">
            <text:p>http://www.warnerinsights.co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["https://twitter.com/warnerinsights","https://www.linkedin.com/in/davidjohnwarner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ba Research SA</text:p>
          </table:table-cell>
          <table:table-cell office:value-type="string" calcext:value-type="string">
            <text:p>["+5411-4704-6399"]</text:p>
          </table:table-cell>
          <table:table-cell office:value-type="string" calcext:value-type="string">
            <text:p>["amathieu@cribaweb.com.ar"]</text:p>
          </table:table-cell>
          <table:table-cell office:value-type="string" calcext:value-type="string">
            <text:p>http://www.cribaweb.com.ar/en/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3 de Febrero 3028Ciudad de Buenos Aires, 1429Argentina</text:p>
          </table:table-cell>
          <table:table-cell office:value-type="string" calcext:value-type="string">
            <text:p>["https://www.linkedin.com/company/2304950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R WEBLAB</text:p>
          </table:table-cell>
          <table:table-cell office:value-type="string" calcext:value-type="string">
            <text:p>["4075427751"]</text:p>
          </table:table-cell>
          <table:table-cell office:value-type="string" calcext:value-type="string">
            <text:p>["info@c3research.com","nyc@c3research.com"]</text:p>
          </table:table-cell>
          <table:table-cell office:value-type="string" calcext:value-type="string">
            <text:p>http://c3rweblab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560 Red Bug Lake RdSuite 1030Orlando, Florida, 32765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Denver</text:p>
          </table:table-cell>
          <table:table-cell office:value-type="string" calcext:value-type="string">
            <text:p>["(303) 825-7788"]</text:p>
          </table:table-cell>
          <table:table-cell office:value-type="string" calcext:value-type="string">
            <text:p>["info@denver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303) 623-8006"]</text:p>
          </table:table-cell>
          <table:table-cell office:value-type="string" calcext:value-type="string">
            <text:p>1700 Lincoln St.Suite 3050Denver, Colorado, 80203United States of America</text:p>
          </table:table-cell>
          <table:table-cell office:value-type="string" calcext:value-type="string">
            <text:p>["https://www.facebook.com/FieldworkDenver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R Institute for Marketing Research</text:p>
          </table:table-cell>
          <table:table-cell office:value-type="string" calcext:value-type="string">
            <text:p>["+4969-2972-0714","+4969-297-2070"]</text:p>
          </table:table-cell>
          <table:table-cell office:value-type="string" calcext:value-type="string">
            <text:p>["markus.schaub@imr-frankfurt.de"]</text:p>
          </table:table-cell>
          <table:table-cell office:value-type="string" calcext:value-type="string">
            <text:p>http://www.imr-fieldservice.de</text:p>
          </table:table-cell>
          <table:table-cell office:value-type="string" calcext:value-type="string">
            <text:p>["+4969-2972-0779"]</text:p>
          </table:table-cell>
          <table:table-cell office:value-type="string" calcext:value-type="string">
            <text:p>An der Hauptwache 11Frankfurt, 60313Germany</text:p>
          </table:table-cell>
          <table:table-cell office:value-type="string" calcext:value-type="string">
            <text:p>["https://www.facebook.com/ImrFrankfurtMarktforschung","https://www.linkedin.com/company/6764665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dIQ</text:p>
          </table:table-cell>
          <table:table-cell office:value-type="string" calcext:value-type="string">
            <text:p>["(323) 912-1935","323 538-4825"]</text:p>
          </table:table-cell>
          <table:table-cell office:value-type="string" calcext:value-type="string">
            <text:p>["mmurphy@brandiq.biz"]</text:p>
          </table:table-cell>
          <table:table-cell office:value-type="string" calcext:value-type="string">
            <text:p>http://www.brandiq.biz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915 Hyperion AvenueLos Angeles, California, 90027United States of America</text:p>
          </table:table-cell>
          <table:table-cell office:value-type="string" calcext:value-type="string">
            <text:p>["https://www.facebook.com/brandiqlosangeles","https://www.linkedin.com/company/brand iq?trk=tyah&amp;trkInfo=tarId%3A1401406230185%2Ctas%3AbrandiQ%2Cidx%3A1 1 1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ARE GLOBAL FIELDWORK</text:p>
          </table:table-cell>
          <table:table-cell office:value-type="string" calcext:value-type="string">
            <text:p>["+33 3 20 05 02 03","+33 3 20 05 02 99"]</text:p>
          </table:table-cell>
          <table:table-cell office:value-type="string" calcext:value-type="string">
            <text:p>["icare@icare-mr.com"]</text:p>
          </table:table-cell>
          <table:table-cell office:value-type="string" calcext:value-type="string">
            <text:p>http://www.icare-mr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www.icare-mr.com11 rue Louis Joseph Gay LussacVILLENEUVE D'ASCQ, 59650France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rlingQual, Inc.</text:p>
          </table:table-cell>
          <table:table-cell office:value-type="string" calcext:value-type="string">
            <text:p>["212-695-8402","6462697733"]</text:p>
          </table:table-cell>
          <table:table-cell office:value-type="string" calcext:value-type="string">
            <text:p>["denise@sperlingqual.com"]</text:p>
          </table:table-cell>
          <table:table-cell office:value-type="string" calcext:value-type="string">
            <text:p>http://www.sperlingqual.com</text:p>
          </table:table-cell>
          <table:table-cell office:value-type="string" calcext:value-type="string">
            <text:p>["212-208-4512"]</text:p>
          </table:table-cell>
          <table:table-cell office:value-type="string" calcext:value-type="string">
            <text:p>315 Avenue CSuite 5HNew York, New York, 10009United States of America</text:p>
          </table:table-cell>
          <table:table-cell office:value-type="string" calcext:value-type="string">
            <text:p>["https://www.facebook.com/pages/SperlingQual-Inc/189480287729283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fomine Healthcare Research - MENA</text:p>
          </table:table-cell>
          <table:table-cell office:value-type="string" calcext:value-type="string">
            <text:p>["+201000120590"]</text:p>
          </table:table-cell>
          <table:table-cell office:value-type="string" calcext:value-type="string">
            <text:p>["amansour@infomineresearch.com","ksa@infomineresearch.com"]</text:p>
          </table:table-cell>
          <table:table-cell office:value-type="string" calcext:value-type="string">
            <text:p>http://www.infomine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31 Omar Bakir Street, Military Academy SquareFloor 5 Suite 401Heliopolis, 11361Egypt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dence International</text:p>
          </table:table-cell>
          <table:table-cell office:value-type="string" calcext:value-type="string">
            <text:p>["5086203946"]</text:p>
          </table:table-cell>
          <table:table-cell office:value-type="string" calcext:value-type="string">
            <text:p>["ojenkins@kadence.com","labbas@kadence.com"]</text:p>
          </table:table-cell>
          <table:table-cell office:value-type="string" calcext:value-type="string">
            <text:p>http://www.kadence.com</text:p>
          </table:table-cell>
          <table:table-cell office:value-type="string" calcext:value-type="string">
            <text:p>["(508) 620-1223"]</text:p>
          </table:table-cell>
          <table:table-cell office:value-type="string" calcext:value-type="string">
            <text:p>1 Research DriveSuite 130CWestborough, Massachusetts, 01581United States of America</text:p>
          </table:table-cell>
          <table:table-cell office:value-type="string" calcext:value-type="string">
            <text:p>["//twitter.com/kadence_insight","https://www.facebook.com/Kadence-International-134685199926795/","https://www.linkedin.com/company/kadenc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US National Recruiting Center</text:p>
          </table:table-cell>
          <table:table-cell office:value-type="string" calcext:value-type="string">
            <text:p>["(888) 863-4353"]</text:p>
          </table:table-cell>
          <table:table-cell office:value-type="string" calcext:value-type="string">
            <text:p>["info@nrc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773) 282-6422"]</text:p>
          </table:table-cell>
          <table:table-cell office:value-type="string" calcext:value-type="string">
            <text:p>5750 Old Orchard RoadSuite 550Skokie, Illinois, 60077United States of America</text:p>
          </table:table-cell>
          <table:table-cell office:value-type="string" calcext:value-type="string">
            <text:p>["//twitter.com/FWQUANTWORK","https://www.facebook.com/fieldworkseattle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cid</text:p>
          </table:table-cell>
          <table:table-cell office:value-type="string" calcext:value-type="string">
            <text:p>["504-264-5820"]</text:p>
          </table:table-cell>
          <table:table-cell office:value-type="string" calcext:value-type="string">
            <text:p>["info@luc.id"]</text:p>
          </table:table-cell>
          <table:table-cell office:value-type="string" calcext:value-type="string">
            <text:p>https://luc.i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365 Canal St. #3100New Orleans, Louisiana, 70130United States of America</text:p>
          </table:table-cell>
          <table:table-cell office:value-type="string" calcext:value-type="string">
            <text:p>["https://twitter.com/lucid_hq","https://www.facebook.com/LucidHQ","https://www.linkedin.com/company/1159372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yckoff Partners</text:p>
          </table:table-cell>
          <table:table-cell office:value-type="string" calcext:value-type="string">
            <text:p>["(310) 844-7728"]</text:p>
          </table:table-cell>
          <table:table-cell office:value-type="string" calcext:value-type="string">
            <text:p>["phil@wyckoffpartners.com"]</text:p>
          </table:table-cell>
          <table:table-cell office:value-type="string" calcext:value-type="string">
            <text:p>http://www.wyckoffpartners.com</text:p>
          </table:table-cell>
          <table:table-cell office:value-type="string" calcext:value-type="string">
            <text:p>["(310) 622-4145"]</text:p>
          </table:table-cell>
          <table:table-cell office:value-type="string" calcext:value-type="string">
            <text:p>1425 N Detroit StreetSuite 205Los Angeles, California, 90046United States of America</text:p>
          </table:table-cell>
          <table:table-cell office:value-type="string" calcext:value-type="string">
            <text:p>["//twitter.com/WyckoffPartners","https://www.facebook.com/WyckoffPartnersInc","https://www.linkedin.com/profile/view?id=3402987&amp;trk=nav_responsive_tab_profil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sensus Point</text:p>
          </table:table-cell>
          <table:table-cell office:value-type="string" calcext:value-type="string">
            <text:p>["(615) 250-6600"]</text:p>
          </table:table-cell>
          <table:table-cell office:value-type="string" calcext:value-type="string">
            <text:p>["info@consensuspoint.com"]</text:p>
          </table:table-cell>
          <table:table-cell office:value-type="string" calcext:value-type="string">
            <text:p>http://www.consensuspoint.com</text:p>
          </table:table-cell>
          <table:table-cell office:value-type="string" calcext:value-type="string">
            <text:p>["(615) 250-6601"]</text:p>
          </table:table-cell>
          <table:table-cell office:value-type="string" calcext:value-type="string">
            <text:p>2323 21st Avenue South Suite 500Suite 500Nashville, Tennessee, 37212United States of America</text:p>
          </table:table-cell>
          <table:table-cell office:value-type="string" calcext:value-type="string">
            <text:p>["//twitter.com/ConsensusPoint","https://www.facebook.com/predictionmarkets","https://www.linkedin.com/company/consensus-point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K</text:p>
          </table:table-cell>
          <table:table-cell office:value-type="string" calcext:value-type="string">
            <text:p>["(212) 240-5300"]</text:p>
          </table:table-cell>
          <table:table-cell office:value-type="string" calcext:value-type="string">
            <text:p>["us@gfk.com"]</text:p>
          </table:table-cell>
          <table:table-cell office:value-type="string" calcext:value-type="string">
            <text:p>http://www.gfk.com</text:p>
          </table:table-cell>
          <table:table-cell office:value-type="string" calcext:value-type="string">
            <text:p>["(212) 240-5353"]</text:p>
          </table:table-cell>
          <table:table-cell office:value-type="string" calcext:value-type="string">
            <text:p>200 Liberty Street4th FlNew York, New York, 10281United States of America</text:p>
          </table:table-cell>
          <table:table-cell office:value-type="string" calcext:value-type="string">
            <text:p>["//twitter.com/GfK","http://www.facebook.com/gfk.market.research","http://www.linkedin.com/company/gfk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D Test Account</text:p>
          </table:table-cell>
          <table:table-cell office:value-type="string" calcext:value-type="string">
            <text:p>["214-732-3533"]</text:p>
          </table:table-cell>
          <table:table-cell office:value-type="string" calcext:value-type="string">
            <text:p>["erin@greenbook.org","erinmcd1@yahoo.com"]</text:p>
          </table:table-cell>
          <table:table-cell office:value-type="string" calcext:value-type="string">
            <text:p>http://www.greenbook.or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www.greenbook.org1234 AnywhereDallas, Texas, 75142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cus World International</text:p>
          </table:table-cell>
          <table:table-cell office:value-type="string" calcext:value-type="string">
            <text:p>["732-946-0100"]</text:p>
          </table:table-cell>
          <table:table-cell office:value-type="string" calcext:value-type="string">
            <text:p>["gary@focusworldint.com"]</text:p>
          </table:table-cell>
          <table:table-cell office:value-type="string" calcext:value-type="string">
            <text:p>http://focusworldinternational.com</text:p>
          </table:table-cell>
          <table:table-cell office:value-type="string" calcext:value-type="string">
            <text:p>["732-444-1260"]</text:p>
          </table:table-cell>
          <table:table-cell office:value-type="string" calcext:value-type="string">
            <text:p>146 highway 34Sute 100Holmdel, New Jersey, 07733United States of America</text:p>
          </table:table-cell>
          <table:table-cell office:value-type="string" calcext:value-type="string">
            <text:p>["//twitter.com/focusworldint","https://www.facebook.com/Focus-World-International-152472314824737/timeline/","https://www.linkedin.com/company/focus-world-international-inc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Chicago-Schaumburg</text:p>
          </table:table-cell>
          <table:table-cell office:value-type="string" calcext:value-type="string">
            <text:p>["(847) 413-9040"]</text:p>
          </table:table-cell>
          <table:table-cell office:value-type="string" calcext:value-type="string">
            <text:p>["info@schaumburg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847) 413-9062"]</text:p>
          </table:table-cell>
          <table:table-cell office:value-type="string" calcext:value-type="string">
            <text:p>425 N. Martingale Road20th FloorSchaumburg, Illinois, 60173United States of America</text:p>
          </table:table-cell>
          <table:table-cell office:value-type="string" calcext:value-type="string">
            <text:p>["https://www.facebook.com/FieldworkSchaumburg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idepoint</text:p>
          </table:table-cell>
          <table:table-cell office:value-type="string" calcext:value-type="string">
            <text:p>["212-375-2980"]</text:p>
          </table:table-cell>
          <table:table-cell office:value-type="string" calcext:value-type="string">
            <text:p>["zrhodes@guidepoint.com"]</text:p>
          </table:table-cell>
          <table:table-cell office:value-type="string" calcext:value-type="string">
            <text:p>http://www.guidepoint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30 Third Avenue11th FloorNew York, New York, 10017United States of America</text:p>
          </table:table-cell>
          <table:table-cell office:value-type="string" calcext:value-type="string">
            <text:p>["https://twitter.com/Guidepoint","https://www.facebook.com/guidepointexperts/","https://www.linkedin.com/company/guidepoint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G</text:p>
          </table:table-cell>
          <table:table-cell office:value-type="string" calcext:value-type="string">
            <text:p>["(305) 600-0778"]</text:p>
          </table:table-cell>
          <table:table-cell office:value-type="string" calcext:value-type="string">
            <text:p>["contact@efgresearch.com","contact@efgresearch.com","msibug@efgresearch.com","contact@efgresearch.com","contact@efgresearch.com"]</text:p>
          </table:table-cell>
          <table:table-cell office:value-type="string" calcext:value-type="string">
            <text:p>http://www.efgworldwide.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99 John StreetSuite 1809New York, New York, 10038United States of America</text:p>
          </table:table-cell>
          <table:table-cell office:value-type="string" calcext:value-type="string">
            <text:p>["//twitter.com/innovatinsights","https://www.linkedin.com/company beta/565857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as Research Pvt. Ltd.</text:p>
          </table:table-cell>
          <table:table-cell office:value-type="string" calcext:value-type="string">
            <text:p>["+91 080-41229515","+91 9663211123"]</text:p>
          </table:table-cell>
          <table:table-cell office:value-type="string" calcext:value-type="string">
            <text:p>["rfq@ro-bas.com"]</text:p>
          </table:table-cell>
          <table:table-cell office:value-type="string" calcext:value-type="string">
            <text:p>http://www.ro-ba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11, Shresta Bumi, Old Veterinary Hospital Rd, Chikkanna GardenShankarapuramBengaluru, Karnataka, 560004India</text:p>
          </table:table-cell>
          <table:table-cell office:value-type="string" calcext:value-type="string">
            <text:p>["https://twitter.com/robasresearch?lang=en","https://www.facebook.com/Robas-Research-357181737690559/","https://www.linkedin.com/company/2821053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aissance Research &amp; Consulting, Inc.</text:p>
          </table:table-cell>
          <table:table-cell office:value-type="string" calcext:value-type="string">
            <text:p>["(212) 319-1833","(845) 246-1833"]</text:p>
          </table:table-cell>
          <table:table-cell office:value-type="string" calcext:value-type="string">
            <text:p>["pgurwitz@renaiss.com"]</text:p>
          </table:table-cell>
          <table:table-cell office:value-type="string" calcext:value-type="string">
            <text:p>http://www.renaiss.com</text:p>
          </table:table-cell>
          <table:table-cell office:value-type="string" calcext:value-type="string">
            <text:p>["(212) 319-1833","(845) 246-0184"]</text:p>
          </table:table-cell>
          <table:table-cell office:value-type="string" calcext:value-type="string">
            <text:p>http://www.renaiss.com19 West 34th Street, PHNew York, New York, 10001-3006United States of America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Chicago-O'Hare</text:p>
          </table:table-cell>
          <table:table-cell office:value-type="string" calcext:value-type="string">
            <text:p>["(773) 714-8700"]</text:p>
          </table:table-cell>
          <table:table-cell office:value-type="string" calcext:value-type="string">
            <text:p>["info@ohare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773) 714-0737"]</text:p>
          </table:table-cell>
          <table:table-cell office:value-type="string" calcext:value-type="string">
            <text:p>8420 West Bryn Mawr AvenueSuite 200Chicago, Illinois, 60631United States of America</text:p>
          </table:table-cell>
          <table:table-cell office:value-type="string" calcext:value-type="string">
            <text:p>["https://www.facebook.com/fieldworkohare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novate MR</text:p>
          </table:table-cell>
          <table:table-cell office:value-type="string" calcext:value-type="string">
            <text:p>["818-584-2090"]</text:p>
          </table:table-cell>
          <table:table-cell office:value-type="string" calcext:value-type="string">
            <text:p>["matt@innovatemr.com","sales@innovatemr.com","sales@innovatemr.com"]</text:p>
          </table:table-cell>
          <table:table-cell office:value-type="string" calcext:value-type="string">
            <text:p>http://www.innovatemr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6133 Ventura Boulevard, Suite 265Suite 265Encino, California, 91436United States of America</text:p>
          </table:table-cell>
          <table:table-cell office:value-type="string" calcext:value-type="string">
            <text:p>["//twitter.com/innovatemr","https://www.facebook.com/innovatemr","https://www.linkedin.com/company/3656497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Minneapolis</text:p>
          </table:table-cell>
          <table:table-cell office:value-type="string" calcext:value-type="string">
            <text:p>["(952) 837-8300"]</text:p>
          </table:table-cell>
          <table:table-cell office:value-type="string" calcext:value-type="string">
            <text:p>["info@minneapolis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952) 837-8301"]</text:p>
          </table:table-cell>
          <table:table-cell office:value-type="string" calcext:value-type="string">
            <text:p>7650 Edinborough WaySuite 700Edina, Minnesota, 55435United States of America</text:p>
          </table:table-cell>
          <table:table-cell office:value-type="string" calcext:value-type="string">
            <text:p>["https://www.facebook.com/fieldworkminneapolis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5</text:p>
          </table:table-cell>
          <table:table-cell office:value-type="string" calcext:value-type="string">
            <text:p>["(919) 932-1117"]</text:p>
          </table:table-cell>
          <table:table-cell office:value-type="string" calcext:value-type="string">
            <text:p>["inquiry@w5insight.com"]</text:p>
          </table:table-cell>
          <table:table-cell office:value-type="string" calcext:value-type="string">
            <text:p>http://www.W5insight.com</text:p>
          </table:table-cell>
          <table:table-cell office:value-type="string" calcext:value-type="string">
            <text:p>["(919) 932-1127"]</text:p>
          </table:table-cell>
          <table:table-cell office:value-type="string" calcext:value-type="string">
            <text:p>3211 Shannon RoadSuite 610Durham, North Carolina, 27707United States of America</text:p>
          </table:table-cell>
          <table:table-cell office:value-type="string" calcext:value-type="string">
            <text:p>["//twitter.com/@W5Insight","http://www.linkedin.com/company/1259734?trk=tyah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KKEI RESEARCH INC.</text:p>
          </table:table-cell>
          <table:table-cell office:value-type="string" calcext:value-type="string">
            <text:p>["+81-3-5296-5151"]</text:p>
          </table:table-cell>
          <table:table-cell office:value-type="string" calcext:value-type="string">
            <text:p>["global@nikkei-r.co.jp","global@nikkei-r.co.jp"]</text:p>
          </table:table-cell>
          <table:table-cell office:value-type="string" calcext:value-type="string">
            <text:p>https://www.nikkei-r.co.jp/english/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Kamakuragashi Bldg., 2-2-1 UchikandaChiyoda-ku, Tokyo, 101-0047Japan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Seattle</text:p>
          </table:table-cell>
          <table:table-cell office:value-type="string" calcext:value-type="string">
            <text:p>["(206) 493-3300"]</text:p>
          </table:table-cell>
          <table:table-cell office:value-type="string" calcext:value-type="string">
            <text:p>["info@seattle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206) 493-3301"]</text:p>
          </table:table-cell>
          <table:table-cell office:value-type="string" calcext:value-type="string">
            <text:p>520 Pike St.Suite 2610Seattle, Washington, 98101United States of America</text:p>
          </table:table-cell>
          <table:table-cell office:value-type="string" calcext:value-type="string">
            <text:p>["https://www.facebook.com/fieldworkseattle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t Insight Corporation</text:p>
          </table:table-cell>
          <table:table-cell office:value-type="string" calcext:value-type="string">
            <text:p>["480-212-1701"]</text:p>
          </table:table-cell>
          <table:table-cell office:value-type="string" calcext:value-type="string">
            <text:p>["marketinsight@myproductadvisor.com"]</text:p>
          </table:table-cell>
          <table:table-cell office:value-type="string" calcext:value-type="string">
            <text:p>http://www.marketinsightcorp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0645 N. Pima Road, Suite 230Scottsdale, Arizona, 85255United States of America</text:p>
          </table:table-cell>
          <table:table-cell office:value-type="string" calcext:value-type="string">
            <text:p>["//twitter.com/MyProductAdvisr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Sites Consulting</text:p>
          </table:table-cell>
          <table:table-cell office:value-type="string" calcext:value-type="string">
            <text:p>["(646) 386-9851"]</text:p>
          </table:table-cell>
          <table:table-cell office:value-type="string" calcext:value-type="string">
            <text:p>["niels.schillewaert@insites-consulting.com","info@insites-consulting.com","Tom.Goderis@insites-consulting.com","Hakim.Zemni@insites-consulting.com","christophe.vergult@insites-consulting.com","Anita.Peerdeman@insites-consulting.com"]</text:p>
          </table:table-cell>
          <table:table-cell office:value-type="string" calcext:value-type="string">
            <text:p>http://www.insites-consulting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uite 3001, 1410 BroadwayNew York, New York, 10018United States of America</text:p>
          </table:table-cell>
          <table:table-cell office:value-type="string" calcext:value-type="string">
            <text:p>["//twitter.com/InSites","http://www.facebook.com/InSitesConsulting","http://www.linkedin.com/company/insites-consulting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us Four Market Research Ltd</text:p>
          </table:table-cell>
          <table:table-cell office:value-type="string" calcext:value-type="string">
            <text:p>["+4420-8254-4444"]</text:p>
          </table:table-cell>
          <table:table-cell office:value-type="string" calcext:value-type="string">
            <text:p>["info@plus4.co.uk"]</text:p>
          </table:table-cell>
          <table:table-cell office:value-type="string" calcext:value-type="string">
            <text:p>http://www.plus4.co.u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rook House35a South Park RoadWimbledon, London, SW19 8RRUnited Kingdom</text:p>
          </table:table-cell>
          <table:table-cell office:value-type="string" calcext:value-type="string">
            <text:p>["//twitter.com/Plus4MR","https://www.facebook.com/Plus-Four-Market-Research-Ltd-144827455577254/","https://www.linkedin.com/company/plus-four-market-research-limited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Insight Rooms</text:p>
          </table:table-cell>
          <table:table-cell office:value-type="string" calcext:value-type="string">
            <text:p>["020 3866 0665"]</text:p>
          </table:table-cell>
          <table:table-cell office:value-type="string" calcext:value-type="string">
            <text:p>["info@theinsightrooms.com"]</text:p>
          </table:table-cell>
          <table:table-cell office:value-type="string" calcext:value-type="string">
            <text:p>http://www.theinsightrooms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irst Floor, 140 Old StreetLondon, EC1V 9BJUnited Kingdom</text:p>
          </table:table-cell>
          <table:table-cell office:value-type="string" calcext:value-type="string">
            <text:p>["//twitter.com/insightrooms","https://www.facebook.com/The-Insight-Rooms-1731309843812502/","https://www.linkedin.com/company/10672050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t Probe International</text:p>
          </table:table-cell>
          <table:table-cell office:value-type="string" calcext:value-type="string">
            <text:p>["(212) 725-7676"]</text:p>
          </table:table-cell>
          <table:table-cell office:value-type="string" calcext:value-type="string">
            <text:p>["info@marketprobeint.com"]</text:p>
          </table:table-cell>
          <table:table-cell office:value-type="string" calcext:value-type="string">
            <text:p>http://www.marketprobeint.com</text:p>
          </table:table-cell>
          <table:table-cell office:value-type="string" calcext:value-type="string">
            <text:p>["(212) 725-7529"]</text:p>
          </table:table-cell>
          <table:table-cell office:value-type="string" calcext:value-type="string">
            <text:p>805 3rd Avenue11th FlrNew York, New York, 10022United States of America</text:p>
          </table:table-cell>
          <table:table-cell office:value-type="string" calcext:value-type="string">
            <text:p>["//twitter.com/MarketProbeInt","http://www.facebook.com/pages/Market-Probe-International/296577730748","http://www.linkedin.com/company/market-probe-international-inc-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ig Picture</text:p>
          </table:table-cell>
          <table:table-cell office:value-type="string" calcext:value-type="string">
            <text:p>["6468470236"]</text:p>
          </table:table-cell>
          <table:table-cell office:value-type="string" calcext:value-type="string">
            <text:p>["scostley@thebigpicture.agency"]</text:p>
          </table:table-cell>
          <table:table-cell office:value-type="string" calcext:value-type="string">
            <text:p>http://www.thebigpicture.agenc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79 Madison Avenue, 8th FloorNew York City, New York, 10016United States of America</text:p>
          </table:table-cell>
          <table:table-cell office:value-type="string" calcext:value-type="string">
            <text:p>["//twitter.com/TBPresearch","https://www.linkedin.com/company/166353?trk=tyah&amp;trkInfo=tarId%3A1412787029470%2Ctas%3Athe%20big%20picture%20%2Cidx%3A2-1-5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bbrand</text:p>
          </table:table-cell>
          <table:table-cell office:value-type="string" calcext:value-type="string">
            <text:p>["+8621-6298-8956"]</text:p>
          </table:table-cell>
          <table:table-cell office:value-type="string" calcext:value-type="string">
            <text:p>["global@labbrand.com"]</text:p>
          </table:table-cell>
          <table:table-cell office:value-type="string" calcext:value-type="string">
            <text:p>http://www.labbrand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nit 202, Building 7M50 Creative ParkShanghai, 200060China</text:p>
          </table:table-cell>
          <table:table-cell office:value-type="string" calcext:value-type="string">
            <text:p>["//twitter.com/Labbrand","http://www.facebook.com/home.php?ref=home#/pages/Shanghai-China/Labbrand-China-Consulting-Ltd/36932013691","http://www.linkedin.com/companies/labbrand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lystMR</text:p>
          </table:table-cell>
          <table:table-cell office:value-type="string" calcext:value-type="string">
            <text:p>["(800) 819-3130","(510) 879-7487"]</text:p>
          </table:table-cell>
          <table:table-cell office:value-type="string" calcext:value-type="string">
            <text:p>["info@catalystmr.com"]</text:p>
          </table:table-cell>
          <table:table-cell office:value-type="string" calcext:value-type="string">
            <text:p>http://www.catalystmr.com</text:p>
          </table:table-cell>
          <table:table-cell office:value-type="string" calcext:value-type="string">
            <text:p>["(510) 686-7999"]</text:p>
          </table:table-cell>
          <table:table-cell/>
          <table:table-cell office:value-type="string" calcext:value-type="string">
            <text:p>["https://www.linkedin.com/company/catalystmr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refly Millward Brown</text:p>
          </table:table-cell>
          <table:table-cell office:value-type="string" calcext:value-type="string">
            <text:p>["(203) 221-0411"]</text:p>
          </table:table-cell>
          <table:table-cell office:value-type="string" calcext:value-type="string">
            <text:p>["info@fireflymb.com"]</text:p>
          </table:table-cell>
          <table:table-cell office:value-type="string" calcext:value-type="string">
            <text:p>http://www.fireflymb.com</text:p>
          </table:table-cell>
          <table:table-cell office:value-type="string" calcext:value-type="string">
            <text:p>["(203) 221-0791"]</text:p>
          </table:table-cell>
          <table:table-cell office:value-type="string" calcext:value-type="string">
            <text:p>401 Merritt 73rd floorNorwalk, Connecticut, 06851United States of America</text:p>
          </table:table-cell>
          <table:table-cell office:value-type="string" calcext:value-type="string">
            <text:p>["https://www.facebook.com/Firefly-Millward-Brown-145231915518854/?ref=br_rs","https://www.linkedin.com/company/1230924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Chicago-Downtown</text:p>
          </table:table-cell>
          <table:table-cell office:value-type="string" calcext:value-type="string">
            <text:p>["(312) 565-1866"]</text:p>
          </table:table-cell>
          <table:table-cell office:value-type="string" calcext:value-type="string">
            <text:p>["info@chicagodowntown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312) 565-0856"]</text:p>
          </table:table-cell>
          <table:table-cell office:value-type="string" calcext:value-type="string">
            <text:p>111 E. Wacker DriveSuite 200Chicago, Illinois, 60601United States of America</text:p>
          </table:table-cell>
          <table:table-cell office:value-type="string" calcext:value-type="string">
            <text:p>["https://www.facebook.com/FieldworkChicagoDowntown/","https://www.linkedin.com/company/451705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èria Insights</text:p>
          </table:table-cell>
          <table:table-cell office:value-type="string" calcext:value-type="string">
            <text:p>["+34 932 721 384"]</text:p>
          </table:table-cell>
          <table:table-cell office:value-type="string" calcext:value-type="string">
            <text:p>["info@ideria.net","monicay@ideria.net"]</text:p>
          </table:table-cell>
          <table:table-cell office:value-type="string" calcext:value-type="string">
            <text:p>http://www.ideria.n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ambla Catalunya 62 3º 2ºBarcelona, 08007Spain</text:p>
          </table:table-cell>
          <table:table-cell office:value-type="string" calcext:value-type="string">
            <text:p>["//twitter.com/Ideria_Insights","https://www.linkedin.com/company/ideria-insight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ract Testing</text:p>
          </table:table-cell>
          <table:table-cell office:value-type="string" calcext:value-type="string">
            <text:p>["(905) 456-0783, Ext. 233"]</text:p>
          </table:table-cell>
          <table:table-cell office:value-type="string" calcext:value-type="string">
            <text:p>["andrew.scholes@contracttesting.com","andrew.scholes@contracttesting.com","andrew.scholes@contracttesting.com","andrew.scholes@contracttesting.com","andrew.scholes@contracttesting.com","andrew.scholes@contracttesting.com","andrew.scholes@contracttesting.com","andrew.scholes@contracttesting.com","andrew.scholes@contracttesting.com","andrew.scholes@contracttesting.com"]</text:p>
          </table:table-cell>
          <table:table-cell office:value-type="string" calcext:value-type="string">
            <text:p>http://www.contracttesting.com</text:p>
          </table:table-cell>
          <table:table-cell office:value-type="string" calcext:value-type="string">
            <text:p>["(905) 456-1172"]</text:p>
          </table:table-cell>
          <table:table-cell office:value-type="string" calcext:value-type="string">
            <text:p>119 West DrBrampton, Ontario, L6T 2J6Canada</text:p>
          </table:table-cell>
          <table:table-cell office:value-type="string" calcext:value-type="string">
            <text:p>["//twitter.com/ContractTesting","https://www.facebook.com/ContractTesting","https://www.linkedin.com/company/contract-testing-inc-?trk=tabs_biz_home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cite</text:p>
          </table:table-cell>
          <table:table-cell office:value-type="string" calcext:value-type="string">
            <text:p>["212-518-4154"]</text:p>
          </table:table-cell>
          <table:table-cell office:value-type="string" calcext:value-type="string">
            <text:p>["kevin.kruper@incite.ws"]</text:p>
          </table:table-cell>
          <table:table-cell office:value-type="string" calcext:value-type="string">
            <text:p>http://www.incite.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25 Park Avenue3rd FloorNew York City, New York, 10017United States of America</text:p>
          </table:table-cell>
          <table:table-cell office:value-type="string" calcext:value-type="string">
            <text:p>["//twitter.com/incitemktg","https://www.facebook.com/Incite-Marketing-173959199414820/timeline/","https://www.linkedin.com/company/69425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sues and Answers Network</text:p>
          </table:table-cell>
          <table:table-cell office:value-type="string" calcext:value-type="string">
            <text:p>["(757) 456-1100"]</text:p>
          </table:table-cell>
          <table:table-cell office:value-type="string" calcext:value-type="string">
            <text:p>["info@issans.com"]</text:p>
          </table:table-cell>
          <table:table-cell office:value-type="string" calcext:value-type="string">
            <text:p>http://www.issans.com</text:p>
          </table:table-cell>
          <table:table-cell office:value-type="string" calcext:value-type="string">
            <text:p>["(757) 456-0377"]</text:p>
          </table:table-cell>
          <table:table-cell office:value-type="string" calcext:value-type="string">
            <text:p>5151 Bonney RoadSuite 100Virginia Beach, Virginia, 23462United States of America</text:p>
          </table:table-cell>
          <table:table-cell office:value-type="string" calcext:value-type="string">
            <text:p>["//twitter.com/issues_answers","https://www.facebook.com/imt.issans/about/?section=hours&amp;tab=page_info","https://www.linkedin.com/company/issues-&amp;-answers-network-inc-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o Strategy Partners</text:p>
          </table:table-cell>
          <table:table-cell office:value-type="string" calcext:value-type="string">
            <text:p>["(770) 650-8495"]</text:p>
          </table:table-cell>
          <table:table-cell office:value-type="string" calcext:value-type="string">
            <text:p>["inquiries@geostrategypartners.com","latam@geostrategypartners.com"]</text:p>
          </table:table-cell>
          <table:table-cell office:value-type="string" calcext:value-type="string">
            <text:p>http://www.geostrategypartners.com</text:p>
          </table:table-cell>
          <table:table-cell office:value-type="string" calcext:value-type="string">
            <text:p>["(678) 441-9417"]</text:p>
          </table:table-cell>
          <table:table-cell office:value-type="string" calcext:value-type="string">
            <text:p>7840 Roswell RoadBldg. 300, Suite 350Atlanta, Georgia, 30350United States of America</text:p>
          </table:table-cell>
          <table:table-cell office:value-type="string" calcext:value-type="string">
            <text:p>["//twitter.com/GeoStrategy","https://www.facebook.com/pages/Geo-Strategy-Partners/166177316995373","https://www.linkedin.com/company/geo-strategy-partners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orG Group</text:p>
          </table:table-cell>
          <table:table-cell office:value-type="string" calcext:value-type="string">
            <text:p>["+32 (03) 201 64 00"]</text:p>
          </table:table-cell>
          <table:table-cell office:value-type="string" calcext:value-type="string">
            <text:p>["info@tforg.com"]</text:p>
          </table:table-cell>
          <table:table-cell office:value-type="string" calcext:value-type="string">
            <text:p>http://www.tforg.com</text:p>
          </table:table-cell>
          <table:table-cell office:value-type="string" calcext:value-type="string">
            <text:p>["+32 (03) 201 64 99"]</text:p>
          </table:table-cell>
          <table:table-cell office:value-type="string" calcext:value-type="string">
            <text:p>Ankerrui 8Antwerp, 2000Belgium</text:p>
          </table:table-cell>
          <table:table-cell office:value-type="string" calcext:value-type="string">
            <text:p>["//twitter.com/TforGGroup","https://www.facebook.com/tforg","https://www.linkedin.com/company/tforg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dspot Research</text:p>
          </table:table-cell>
          <table:table-cell office:value-type="string" calcext:value-type="string">
            <text:p>["4077304604"]</text:p>
          </table:table-cell>
          <table:table-cell office:value-type="string" calcext:value-type="string">
            <text:p>["Info@mindspotresearch.com"]</text:p>
          </table:table-cell>
          <table:table-cell office:value-type="string" calcext:value-type="string">
            <text:p>http://www.mindspotresearch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0 S. Main St.Ste. 230Winter Garden, Florida, 34787United States of America</text:p>
          </table:table-cell>
          <table:table-cell office:value-type="string" calcext:value-type="string">
            <text:p>["//twitter.com/Mindspot","http://www.facebook.com/MindspotInc","http://www.linkedin.com/company/mindspot-research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San Francisco</text:p>
          </table:table-cell>
          <table:table-cell office:value-type="string" calcext:value-type="string">
            <text:p>["(415) 268-8686"]</text:p>
          </table:table-cell>
          <table:table-cell office:value-type="string" calcext:value-type="string">
            <text:p>["info@sanfran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415) 357-1046"]</text:p>
          </table:table-cell>
          <table:table-cell office:value-type="string" calcext:value-type="string">
            <text:p>201 Third St.Suite 1000San Francisco, California, 94103United States of America</text:p>
          </table:table-cell>
          <table:table-cell office:value-type="string" calcext:value-type="string">
            <text:p>["https://www.facebook.com/FieldworkSF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Chicago - Flex</text:p>
          </table:table-cell>
          <table:table-cell office:value-type="string" calcext:value-type="string">
            <text:p>["312-285-2040"]</text:p>
          </table:table-cell>
          <table:table-cell office:value-type="string" calcext:value-type="string">
            <text:p>["info@fieldwork.com"]</text:p>
          </table:table-cell>
          <table:table-cell office:value-type="string" calcext:value-type="string">
            <text:p>http://www.fieldwork.com/Flex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11 E. Wacker DriveSuite 220Chicago, Illinois, 60601United States of America</text:p>
          </table:table-cell>
          <table:table-cell office:value-type="string" calcext:value-type="string">
            <text:p>["https://www.twitter.com/fieldworkinc/","https://www.facebook.com/Fieldworkinc/","https://www.linkedin.com/company/fieldwork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&amp;I Collaboration</text:p>
          </table:table-cell>
          <table:table-cell office:value-type="string" calcext:value-type="string">
            <text:p>["(973) 895-0049"]</text:p>
          </table:table-cell>
          <table:table-cell office:value-type="string" calcext:value-type="string">
            <text:p>["info@theuandigroup.com"]</text:p>
          </table:table-cell>
          <table:table-cell office:value-type="string" calcext:value-type="string">
            <text:p>http://www.theuandigroup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1 Longview AveRandolph, New Jersey, 07869United States of America</text:p>
          </table:table-cell>
          <table:table-cell office:value-type="string" calcext:value-type="string">
            <text:p>["https://www.linkedin.com/company/1818359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&amp;K Research</text:p>
          </table:table-cell>
          <table:table-cell office:value-type="string" calcext:value-type="string">
            <text:p>["(773) 774-3100","(800) 747-5522"]</text:p>
          </table:table-cell>
          <table:table-cell office:value-type="string" calcext:value-type="string">
            <text:p>["info@pk-research.com","info@pk-research.com","info@pk-research.com","info@pk-research.com","info@pk-research.com"]</text:p>
          </table:table-cell>
          <table:table-cell office:value-type="string" calcext:value-type="string">
            <text:p>http://www.pk-research.com/research-solutions/</text:p>
          </table:table-cell>
          <table:table-cell office:value-type="string" calcext:value-type="string">
            <text:p>["(773) 774-7956"]</text:p>
          </table:table-cell>
          <table:table-cell office:value-type="string" calcext:value-type="string">
            <text:p>6323 North Avondale AvenueChicago, Illinois, 60631United States of America</text:p>
          </table:table-cell>
          <table:table-cell office:value-type="string" calcext:value-type="string">
            <text:p>["//twitter.com/Pkresearch","https://www.facebook.com/PKResearch/","https://www.linkedin.com/company-beta/119704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obar Marketing Intelligence Practice</text:p>
          </table:table-cell>
          <table:table-cell office:value-type="string" calcext:value-type="string">
            <text:p>["617-936-1600"]</text:p>
          </table:table-cell>
          <table:table-cell office:value-type="string" calcext:value-type="string">
            <text:p>["info@isobarmi.com","sales@isobarmi.com","sales@isobarmi.com"]</text:p>
          </table:table-cell>
          <table:table-cell office:value-type="string" calcext:value-type="string">
            <text:p>http://www.isobarmarketingintelligence.c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One South StationSuite 300Boston, Massachusetts, 02110United States of America</text:p>
          </table:table-cell>
          <table:table-cell office:value-type="string" calcext:value-type="string">
            <text:p>["//twitter.com/IsobarMI","https://www.facebook.com/IsobarUS/","https://www.linkedin.com/company/3403?trk=vsrp_companies_res_name&amp;trkInfo=VSRPsearchId%3A716218481478186100289%2CVSRPtargetId%3A3403%2CVSRPcmpt%3Aprimary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eldwork Atlanta</text:p>
          </table:table-cell>
          <table:table-cell office:value-type="string" calcext:value-type="string">
            <text:p>["(770) 988-0330"]</text:p>
          </table:table-cell>
          <table:table-cell office:value-type="string" calcext:value-type="string">
            <text:p>["info@atlanta.fieldwork.com"]</text:p>
          </table:table-cell>
          <table:table-cell office:value-type="string" calcext:value-type="string">
            <text:p>http://www.fieldwork.com</text:p>
          </table:table-cell>
          <table:table-cell office:value-type="string" calcext:value-type="string">
            <text:p>["(770) 955-1555"]</text:p>
          </table:table-cell>
          <table:table-cell office:value-type="string" calcext:value-type="string">
            <text:p>200 Galleria Pkwy.Suite 1600Atlanta, Georgia, 30339United States of America</text:p>
          </table:table-cell>
          <table:table-cell office:value-type="string" calcext:value-type="string">
            <text:p>["https://www.facebook.com/fieldwork.atlanta/","https://www.linkedin.com/company/51698/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ouGov</text:p>
          </table:table-cell>
          <table:table-cell office:value-type="string" calcext:value-type="string">
            <text:p>["(650) 462-8000"]</text:p>
          </table:table-cell>
          <table:table-cell office:value-type="string" calcext:value-type="string">
            <text:p>["info.us@yougov.com","info.us@yougov.com","info.us@yougov.com","info.us@yougov.com","info.us@yougov.com","info.us@yougov.com"]</text:p>
          </table:table-cell>
          <table:table-cell office:value-type="string" calcext:value-type="string">
            <text:p>http://today.yougov.com/find-solutions/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38 W 21st StNew York, New York, 10010United States of America</text:p>
          </table:table-cell>
          <table:table-cell office:value-type="string" calcext:value-type="string">
            <text:p>["//twitter.com/yougovus","https://www.facebook.com/YouGov","http://www.linkedin.com/company/109731"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obal NR</text:p>
          </table:table-cell>
          <table:table-cell office:value-type="string" calcext:value-type="string">
            <text:p>["+312-0589-8383","+431-408-4931"]</text:p>
          </table:table-cell>
          <table:table-cell office:value-type="string" calcext:value-type="string">
            <text:p>["pieter.paul.verheggen@motivaction.nl"]</text:p>
          </table:table-cell>
          <table:table-cell office:value-type="string" calcext:value-type="string">
            <text:p>http://www.globalnr.com</text:p>
          </table:table-cell>
          <table:table-cell office:value-type="string" calcext:value-type="string">
            <text:p>["+312-0589-8300","+431-408-4931-21"]</text:p>
          </table:table-cell>
          <table:table-cell office:value-type="string" calcext:value-type="string">
            <text:p>Marnixkade 109 F(network HQ)1015 Zl Amsterdam, 10016The Netherlands</text:p>
          </table:table-cell>
          <table:table-cell office:value-type="string" calcext:value-type="string">
            <text:p>[]</text:p>
          </table:table-cell>
          <table:table-cell table:number-columns-repeated="101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0:22:18.071301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_20_sheet" style:display-name="PageStyle_my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celJS</meta:initial-creator>
    <meta:creation-date>2019-01-17T07:59:24</meta:creation-date>
    <dc:date>2019-01-21T10:23:50.975163954</dc:date>
    <meta:generator>LibreOffice/6.0.3.2$Linux_X86_64 LibreOffice_project/00m0$Build-2</meta:generator>
    <meta:editing-duration>PT1H41M20S</meta:editing-duration>
    <meta:editing-cycles>4</meta:editing-cycles>
    <meta:document-statistic meta:table-count="1" meta:cell-count="7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